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-color="#ffffff" draw:textarea-horizontal-align="justify" draw:textarea-vertical-align="middle" draw:auto-grow-height="false" fo:min-height="2.288cm" fo:min-width="16.028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0.626cm" fo:min-width="2.846cm"/>
    </style:style>
    <style:style style:name="gr3" style:family="graphic" style:parent-style-name="standard">
      <style:graphic-properties draw:textarea-horizontal-align="justify" draw:textarea-vertical-align="middle" draw:auto-grow-height="false" fo:min-height="0.564cm" fo:min-width="3.934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3.852cm"/>
    </style:style>
    <style:style style:name="gr5" style:family="graphic" style:parent-style-name="standard">
      <style:graphic-properties draw:textarea-horizontal-align="justify" draw:textarea-vertical-align="middle" draw:auto-grow-height="false" fo:min-height="0.564cm" fo:min-width="2.644cm"/>
    </style:style>
    <style:style style:name="gr6" style:family="graphic" style:parent-style-name="standard">
      <style:graphic-properties draw:textarea-horizontal-align="justify" draw:textarea-vertical-align="middle" draw:auto-grow-height="false" fo:min-height="0.59cm" fo:min-width="5.83cm"/>
    </style:style>
    <style:style style:name="gr7" style:family="graphic" style:parent-style-name="standard">
      <style:graphic-properties draw:textarea-horizontal-align="justify" draw:textarea-vertical-align="middle" draw:auto-grow-height="false" fo:min-height="0.618cm" fo:min-width="3.328cm"/>
    </style:style>
    <style:style style:name="gr8" style:family="graphic" style:parent-style-name="standard">
      <style:graphic-properties draw:textarea-horizontal-align="justify" draw:textarea-vertical-align="middle" draw:auto-grow-height="false" fo:min-height="0.726cm" fo:min-width="0.4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opacity="0%" draw:textarea-horizontal-align="justify" draw:textarea-vertical-align="middle" draw:auto-grow-height="false" fo:min-height="0.0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3.364cm"/>
    </style:style>
    <style:style style:name="gr13" style:family="graphic" style:parent-style-name="standard">
      <style:graphic-properties draw:textarea-horizontal-align="justify" draw:textarea-vertical-align="middle" draw:auto-grow-height="false" fo:min-height="1.024cm" fo:min-width="3.3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34cm" fo:min-width="5.764cm"/>
    </style:style>
    <style:style style:name="gr15" style:family="graphic" style:parent-style-name="standard">
      <style:graphic-properties draw:textarea-horizontal-align="justify" draw:textarea-vertical-align="middle" draw:auto-grow-height="false" fo:min-height="0.69cm" fo:min-width="3.4cm"/>
    </style:style>
    <style:style style:name="gr16" style:family="graphic" style:parent-style-name="standard">
      <style:graphic-properties draw:textarea-horizontal-align="justify" draw:textarea-vertical-align="middle" draw:auto-grow-height="false" fo:min-height="1.014cm" fo:min-width="4.1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6.92cm" svg:height="2.93cm" svg:x="9.54cm" svg:y="17.06cm">
          <text:p text:style-name="P1">Computadora Digital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44cm" svg:height="0.97cm" svg:x="5.29cm" svg:y="7.05cm">
          <text:p text:style-name="P1">Referenc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52cm" svg:height="0.9cm" svg:x="14.29cm" svg:y="7.09cm">
          <text:p text:style-name="P1">Control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4.45cm" svg:height="1.01cm" svg:x="26.03cm" svg:y="7.01cm"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3.23cm" svg:height="0.9cm" svg:x="34cm" svg:y="7.04cm">
          <text:p text:style-name="P1">S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6.42cm" svg:height="0.93cm" svg:x="18.74cm" svg:y="9.08cm">
          <text:p text:style-name="P1">Sistema de medi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6" draw:id="id6" draw:layer="layout" svg:width="3.92cm" svg:height="0.96cm" svg:x="20.11cm" svg:y="4.47cm">
          <text:p text:style-name="P1">Perturb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" draw:id="id2" draw:layer="layout" svg:width="1.38cm" svg:height="1.38cm" draw:transform="rotate (0.785398163397448) translate (10.08cm 7.526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0.574cm" svg:y1="7.045cm" svg:x2="11.529cm" svg:y2="8cm">
          <text:p/>
        </draw:line>
        <draw:line draw:style-name="gr9" draw:text-style-name="P3" xml:id="id9" draw:id="id9" draw:layer="layout" svg:x1="11.522cm" svg:y1="7.045cm" svg:x2="10.567cm" svg:y2="8cm">
          <text:p/>
        </draw:line>
        <draw:custom-shape draw:style-name="gr8" draw:text-style-name="P1" xml:id="id4" draw:id="id4" draw:layer="layout" svg:width="1.38cm" svg:height="1.38cm" draw:transform="rotate (0.785398163397448) translate (21.09cm 7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1.584cm" svg:y1="7.053cm" svg:x2="22.539cm" svg:y2="8.008cm">
          <text:p/>
        </draw:line>
        <draw:line draw:style-name="gr9" draw:text-style-name="P3" draw:layer="layout" svg:x1="22.532cm" svg:y1="7.053cm" svg:x2="21.577cm" svg:y2="8.008cm">
          <text:p/>
        </draw:line>
        <draw:connector draw:style-name="gr10" draw:text-style-name="P3" draw:layer="layout" svg:x1="8.73cm" svg:y1="7.535cm" svg:x2="10.366cm" svg:y2="7.526cm" draw:start-shape="id1" draw:start-glue-point="1" draw:end-shape="id2" draw:end-glue-point="5" svg:d="M8730 7535h676v-9h960" svg:viewBox="0 0 1637 10">
          <text:p/>
        </draw:connector>
        <draw:connector draw:style-name="gr10" draw:text-style-name="P3" draw:layer="layout" svg:x1="11.746cm" svg:y1="7.526cm" svg:x2="14.29cm" svg:y2="7.54cm" draw:start-shape="id2" draw:start-glue-point="9" draw:end-shape="id3" svg:d="M11746 7526h1416v14h1128" svg:viewBox="0 0 2545 15">
          <text:p/>
        </draw:connector>
        <draw:connector draw:style-name="gr10" draw:text-style-name="P3" draw:layer="layout" svg:x1="18.81cm" svg:y1="7.54cm" svg:x2="21.376cm" svg:y2="7.534cm" draw:start-shape="id3" draw:start-glue-point="1" draw:end-shape="id4" draw:end-glue-point="5" svg:d="M18810 7540h1141v-6h1425" svg:viewBox="0 0 2567 7">
          <text:p/>
        </draw:connector>
        <draw:connector draw:style-name="gr10" draw:text-style-name="P3" draw:layer="layout" svg:x1="22.756cm" svg:y1="7.534cm" svg:x2="26.03cm" svg:y2="7.515cm" draw:start-shape="id4" draw:start-glue-point="9" draw:end-shape="id5" draw:end-glue-point="3" svg:d="M22756 7534h1781v-19h1493" svg:viewBox="0 0 3275 20">
          <text:p/>
        </draw:connector>
        <draw:connector draw:style-name="gr10" draw:text-style-name="P3" draw:layer="layout" svg:x1="22.07cm" svg:y1="5.43cm" svg:x2="22.066cm" svg:y2="6.844cm" draw:start-shape="id6" draw:start-glue-point="2" draw:end-shape="id4" draw:end-glue-point="11" svg:d="M22070 5430v705h-4v709" svg:viewBox="0 0 5 1415">
          <text:p/>
        </draw:connector>
        <draw:connector draw:style-name="gr10" draw:text-style-name="P3" draw:layer="layout" svg:x1="30.48cm" svg:y1="7.515cm" svg:x2="34cm" svg:y2="7.49cm" draw:start-shape="id5" draw:start-glue-point="1" draw:end-shape="id7" draw:end-glue-point="3" svg:d="M30480 7515h1761v-25h1759" svg:viewBox="0 0 3521 26">
          <text:p/>
        </draw:connector>
        <draw:connector draw:style-name="gr10" draw:text-style-name="P3" draw:layer="layout" draw:line-skew="0.618cm" svg:x1="30.48cm" svg:y1="7.515cm" svg:x2="25.16cm" svg:y2="9.545cm" draw:start-shape="id5" draw:start-glue-point="1" draw:end-shape="id8" draw:end-glue-point="1" svg:d="M30480 7515h1120v2030h-6440" svg:viewBox="0 0 6441 2031">
          <text:p/>
        </draw:connector>
        <draw:connector draw:style-name="gr10" draw:text-style-name="P3" draw:layer="layout" svg:x1="18.74cm" svg:y1="9.545cm" svg:x2="11.044cm" svg:y2="8cm" draw:start-shape="id8" draw:start-glue-point="3" draw:end-shape="id9" draw:end-glue-point="2" svg:d="M18740 9545h-7696v-1545" svg:viewBox="0 0 7697 1546">
          <text:p/>
        </draw:connector>
        <draw:custom-shape draw:style-name="gr11" draw:text-style-name="P4" draw:layer="layout" svg:width="0.37cm" svg:height="0.28cm" svg:x="10.86cm" svg:y="7.67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10.47cm" svg:y="7.33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21.87cm" svg:y="6.97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21.45cm" svg:y="7.39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4cm" svg:x="2.13cm" svg:y="18.1cm">
          <text:p text:style-name="P1">Referenci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8" draw:id="id18" draw:layer="layout" svg:width="4cm" svg:height="1.4cm" svg:x="16.18cm" svg:y="18.09cm">
          <text:p text:style-name="P1">Controlad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3" draw:id="id13" draw:layer="layout" svg:width="4cm" svg:height="1.41cm" svg:x="30.9cm" svg:y="18.03cm"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5" draw:id="id15" draw:layer="layout" svg:width="4cm" svg:height="1.41cm" svg:x="37.48cm" svg:y="18.03cm">
          <text:p text:style-name="P1">S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6" draw:id="id16" draw:layer="layout" svg:width="6.38cm" svg:height="1.2cm" svg:x="17.31cm" svg:y="21.07cm">
          <text:p text:style-name="P1">Sistema de medició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4" draw:id="id14" draw:layer="layout" svg:width="4cm" svg:height="1.04cm" svg:x="26.33cm" svg:y="14.49cm">
          <text:p text:style-name="P1">Perturb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1.38cm" svg:height="1.38cm" draw:transform="rotate (0.785398163397448) translate (7.59cm 18.7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8.084cm" svg:y1="18.315cm" svg:x2="9.039cm" svg:y2="19.27cm">
          <text:p/>
        </draw:line>
        <draw:line draw:style-name="gr9" draw:text-style-name="P3" draw:layer="layout" svg:x1="9.032cm" svg:y1="18.315cm" svg:x2="8.077cm" svg:y2="19.27cm">
          <text:p/>
        </draw:line>
        <draw:custom-shape draw:style-name="gr8" draw:text-style-name="P1" xml:id="id12" draw:id="id12" draw:layer="layout" svg:width="1.38cm" svg:height="1.38cm" draw:transform="rotate (0.785398163397448) translate (27.34cm 18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7.834cm" svg:y1="18.253cm" svg:x2="28.789cm" svg:y2="19.208cm">
          <text:p/>
        </draw:line>
        <draw:line draw:style-name="gr9" draw:text-style-name="P3" draw:layer="layout" svg:x1="28.782cm" svg:y1="18.253cm" svg:x2="27.827cm" svg:y2="19.208cm">
          <text:p/>
        </draw:line>
        <draw:connector draw:style-name="gr10" draw:text-style-name="P3" draw:layer="layout" svg:x1="6.13cm" svg:y1="18.8cm" svg:x2="7.876cm" svg:y2="18.796cm" draw:start-shape="id10" draw:start-glue-point="1" draw:end-shape="id11" draw:end-glue-point="5" svg:d="M6130 18800h731v-4h1015" svg:viewBox="0 0 1747 5">
          <text:p/>
        </draw:connector>
        <draw:connector draw:style-name="gr10" draw:text-style-name="P3" draw:layer="layout" svg:x1="29.006cm" svg:y1="18.734cm" svg:x2="30.9cm" svg:y2="18.735cm" draw:start-shape="id12" draw:start-glue-point="9" draw:end-shape="id13" draw:end-glue-point="3" svg:d="M29006 18734h1091v1h803" svg:viewBox="0 0 1895 2">
          <text:p/>
        </draw:connector>
        <draw:connector draw:style-name="gr10" draw:text-style-name="P3" draw:layer="layout" svg:x1="28.33cm" svg:y1="15.53cm" svg:x2="28.316cm" svg:y2="18.044cm" draw:start-shape="id14" draw:start-glue-point="2" draw:end-shape="id12" draw:end-glue-point="11" svg:d="M28330 15530v1255h-14v1259" svg:viewBox="0 0 15 2515">
          <text:p/>
        </draw:connector>
        <draw:connector draw:style-name="gr10" draw:text-style-name="P3" draw:layer="layout" svg:x1="34.9cm" svg:y1="18.735cm" svg:x2="37.48cm" svg:y2="18.735cm" draw:start-shape="id13" draw:start-glue-point="1" draw:end-shape="id15" draw:end-glue-point="3" svg:d="M34900 18735h2580" svg:viewBox="0 0 2581 1">
          <text:p/>
        </draw:connector>
        <draw:connector draw:style-name="gr10" draw:text-style-name="P3" draw:layer="layout" draw:line-skew="0.618cm" svg:x1="34.9cm" svg:y1="18.735cm" svg:x2="23.69cm" svg:y2="21.67cm" draw:start-shape="id13" draw:start-glue-point="1" draw:end-shape="id16" draw:end-glue-point="1" svg:d="M34900 18735h1120v2935h-12330" svg:viewBox="0 0 12331 2936">
          <text:p/>
        </draw:connector>
        <draw:connector draw:style-name="gr10" draw:text-style-name="P3" draw:layer="layout" svg:x1="17.31cm" svg:y1="21.67cm" svg:x2="8.566cm" svg:y2="19.486cm" draw:start-shape="id16" draw:start-glue-point="3" draw:end-shape="id11" draw:end-glue-point="7" svg:d="M17310 21670h-8744v-2184" svg:viewBox="0 0 8745 2185">
          <text:p/>
        </draw:connector>
        <draw:custom-shape draw:style-name="gr11" draw:text-style-name="P4" draw:layer="layout" svg:width="0.37cm" svg:height="0.28cm" svg:x="8.37cm" svg:y="18.94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7.98cm" svg:y="18.6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28.12cm" svg:y="18.17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7cm" svg:height="0.28cm" svg:x="27.7cm" svg:y="18.59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4.75cm" svg:height="1.4cm" svg:x="10.4cm" svg:y="18.05cm">
          <text:p text:style-name="P1">Convertidor A/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9" draw:id="id19" draw:layer="layout" svg:width="4.75cm" svg:height="1.4cm" svg:x="21.25cm" svg:y="18.04cm">
          <text:p text:style-name="P1">Convertidor D/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9.256cm" svg:y1="18.796cm" svg:x2="10.4cm" svg:y2="18.75cm" draw:start-shape="id11" draw:start-glue-point="9" draw:end-shape="id17" draw:end-glue-point="3" svg:d="M9256 18796h716v-46h428" svg:viewBox="0 0 1145 47">
          <text:p/>
        </draw:connector>
        <draw:connector draw:style-name="gr10" draw:text-style-name="P3" draw:layer="layout" svg:x1="15.15cm" svg:y1="18.75cm" svg:x2="16.18cm" svg:y2="18.79cm" draw:start-shape="id17" draw:start-glue-point="1" draw:end-shape="id18" draw:end-glue-point="3" svg:d="M15150 18750h516v40h514" svg:viewBox="0 0 1031 41">
          <text:p/>
        </draw:connector>
        <draw:connector draw:style-name="gr10" draw:text-style-name="P3" draw:layer="layout" svg:x1="20.18cm" svg:y1="18.79cm" svg:x2="21.25cm" svg:y2="18.74cm" draw:start-shape="id18" draw:start-glue-point="1" draw:end-shape="id19" draw:end-glue-point="3" svg:d="M20180 18790h536v-50h534" svg:viewBox="0 0 1071 51">
          <text:p/>
        </draw:connector>
        <draw:connector draw:style-name="gr10" draw:text-style-name="P3" draw:layer="layout" svg:x1="26cm" svg:y1="18.74cm" svg:x2="27.626cm" svg:y2="18.734cm" draw:start-shape="id19" draw:start-glue-point="1" draw:end-shape="id12" draw:end-glue-point="5" svg:d="M26000 18740h671v-6h955" svg:viewBox="0 0 1627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5:18:35.303000000</meta:creation-date>
    <dc:date>2017-08-08T20:00:09.098000000</dc:date>
    <meta:editing-duration>PT29M50S</meta:editing-duration>
    <meta:editing-cycles>5</meta:editing-cycles>
    <meta:generator>LibreOffice/5.2.7.2$Windows_X86_64 LibreOffice_project/2b7f1e640c46ceb28adf43ee075a6e8b8439ed10</meta:generator>
    <meta:document-statistic meta:object-count="53"/>
  </office:meta>
</office:document-meta>
</file>